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style:font-weight-complex="bold"/>
    </style:style>
    <style:style style:name="P18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T19" style:parent-style-name="instrukce" style:family="text">
      <style:text-properties style:use-window-font-color="true"/>
    </style:style>
    <style:style style:name="P20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T21" style:parent-style-name="instrukce" style:family="text">
      <style:text-properties style:use-window-font-color="true"/>
    </style:style>
    <style:style style:name="T22" style:parent-style-name="instrukce" style:family="text">
      <style:text-properties style:use-window-font-color="true"/>
    </style:style>
    <style:style style:name="P23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T24" style:parent-style-name="instrukce" style:family="text">
      <style:text-properties style:use-window-font-color="true"/>
    </style:style>
    <style:style style:name="T25" style:parent-style-name="instrukce" style:family="text">
      <style:text-properties style:use-window-font-color="true"/>
    </style:style>
    <style:style style:name="T26" style:parent-style-name="instrukce" style:family="text">
      <style:text-properties style:use-window-font-color="true"/>
    </style:style>
    <style:style style:name="T27" style:parent-style-name="instrukce" style:family="text">
      <style:text-properties style:use-window-font-color="true"/>
    </style:style>
    <style:style style:name="T28" style:parent-style-name="instrukce" style:family="text">
      <style:text-properties style:use-window-font-color="true"/>
    </style:style>
    <style:style style:name="T29" style:parent-style-name="instrukce" style:family="text">
      <style:text-properties style:use-window-font-color="true"/>
    </style:style>
    <style:style style:name="T30" style:parent-style-name="instrukce" style:family="text">
      <style:text-properties style:use-window-font-color="true"/>
    </style:style>
    <style:style style:name="T31" style:parent-style-name="instrukce" style:family="text">
      <style:text-properties style:use-window-font-color="true"/>
    </style:style>
    <style:style style:name="T32" style:parent-style-name="instrukce" style:family="text">
      <style:text-properties style:use-window-font-color="true"/>
    </style:style>
    <style:style style:name="T33" style:parent-style-name="instrukce" style:family="text">
      <style:text-properties style:use-window-font-color="true"/>
    </style:style>
    <style:style style:name="P34" style:parent-style-name="podpis" style:family="paragraph">
      <style:paragraph-properties fo:margin-top="0.3333in"/>
    </style:style>
    <style:style style:name="T35" style:parent-style-name="instrukce" style:family="text">
      <style:text-properties style:use-window-font-color="tru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27/2024</text:p>
            <text:p text:style-name="Normální">KVOP-16660/2024</text:p>
            <text:p text:style-name="Normální">24. 04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á paní</text:p>
            <text:p text:style-name="Normální">D. K.</text:p>
            <text:p text:style-name="Normální"/>
            <text:p text:style-name="Normální"/>
            <text:p text:style-name="Normální"/>
            <text:p text:style-name="Normální"><text:span text:style-name="T17">e-mail:<text:s/></text:span></text:p>
            <text:p text:style-name="Normální"/>
            <text:p text:style-name="Normální"/>
          </table:table-cell>
        </table:table-row>
      </table:table>
      <text:h text:style-name="Nadpis1" text:outline-level="1">Sdělení o vyřízení žádosti o informace</text:h>
      <text:h text:style-name="Nadpis1" text:outline-level="1">podle zákona č. 106/1999 Sb., o svobodném přístupu k informacím</text:h>
      <text:p text:style-name="Základnítext">Vážená paní inženýrko,</text:p>
      <text:p text:style-name="Základnítext">dne 18. 4. 2024 obdržela Kancelář veřejného ochránce práv Vaši žádost o informace. Žádáte o:</text:p>
      <text:list text:style-name="LFO3_1" text:continue-numbering="true">
        <text:list-item>
          <text:p text:style-name="P18"><text:span text:style-name="T19">Datum, kdy podatelna Kanceláře VOP přijala upravený doplněný situační výkres s razítkem a podpisem autorizované osoby, a o kopii průvodního dopisu či e-mailu.</text:span></text:p>
        </text:list-item>
        <text:list-item>
          <text:p text:style-name="P20"><text:span text:style-name="T21">Zda VOP či některý z asistentů VOP žádal MěÚ FnO (koho konkrétn</text:span><text:span text:style-name="T22">ě) o doplnění dokumentů telefonicky či písemně, a o kopii v případě záznamu hovoru či písemné žádosti.</text:span></text:p>
        </text:list-item>
        <text:list-item>
          <text:p text:style-name="P23"><text:span text:style-name="T24">Kdo z MěÚ FnO tento upravený (doplněný) situační výkres s razítkem a podpisem autorizované osoby odeslal k šetření VOP, popř. kdo z kanceláře VOP a s kým</text:span><text:span text:style-name="T25"><text:s/>jej konzultoval na MěÚ FnO (telefonicky či písemně). Žádáte o kopii v případě záznamu hovoru či písemné konzultace.</text:span></text:p>
        </text:list-item>
      </text:list>
      <text:p text:style-name="Základnítext"><text:span text:style-name="Silné">Dáváme Vám tyto informace</text:span>:</text:p>
      <text:h text:style-name="Nadpis2" text:outline-level="2">K bodu č. 1</text:h>
      <text:p text:style-name="Základnítext"><text:span text:style-name="T26">Situační výkres tvořil přílohu k dopisu starostky města Frýdlant nad Ostravicí. Podatelna Kanceláře<text:s/></text:span><text:span text:style-name="T27">veřejného ochránce práv potvrdila přijetí dopisu dne 19. 8. 2015. Kopii dopisu jste obdržela dne 8. 1. 2021 a znovu ji zasílám v příloze.</text:span></text:p>
      <text:h text:style-name="Nadpis2" text:outline-level="2">K bodu č. 2</text:h>
      <text:p text:style-name="Základnítext"><text:span text:style-name="T28">V naší spisové dokumentaci se nenachází záznam o tom, že by veřejná ochránkyně práv či někdo z jejích asis</text:span><text:span text:style-name="T29">tentů žádal Městský úřad Frýdlant nad Ostravicí o doplnění dokumentů telefonicky či písemně. Předpokládám tedy, že nikdo z nich takovou žádost nevznesl.</text:span></text:p>
      <text:h text:style-name="Nadpis2" text:outline-level="2">K bodu č. 3</text:h>
      <text:p text:style-name="Základnítext"><text:span text:style-name="T30">V naší spisové dokumentaci se nenachází záznam o tom, že by některý zaměstnanec Kanceláře v</text:span><text:span text:style-name="T31">eřejného ochránce práv konzultoval situační výkres s některým zaměstnancem Městského úřadu Frýdlant nad Ostravicí. Předpokládám tedy, že žádná konzultace<text:s/></text:span><text:soft-page-break/><text:span text:style-name="T32">neproběhla. Situační výkres tvořil přílohu k dopisu starostky města Frýdlant nad Ostravicí. U poznámky</text:span><text:span text:style-name="T33"><text:s/>„vyřizuje“ je uvedena Ing. arch. Toflová.</text:span></text:p>
      <text:p text:style-name="Základnítext">S pozdravem</text:p>
      <text:p text:style-name="P34">JUDr. Pavel Pořízek, Ph.D. v. r.</text:p>
      <text:p text:style-name="podpis">vedoucí Kanceláře veřejného ochránce práv</text:p>
      <text:p text:style-name="podpis">(podepsáno elektronicky)</text:p>
      <text:p text:style-name="Normální"/>
      <text:p text:style-name="Normální"/>
      <text:p text:style-name="Příloha"/>
      <text:p text:style-name="Příloha">Příloha</text:p>
      <text:p text:style-name="Normální"><text:span text:style-name="T35">Dopis starostky</text:span>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EVOE*</text:span></text:p>
        <text:p text:style-name="P12"><text:span text:style-name="T13">KVOPX00EEVOE</text:span>KVOPX00EEVOE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05-07T08:12:00Z</meta:creation-date>
    <dc:date>2024-05-07T08:17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2" meta:paragraph-count="4" meta:word-count="294" meta:character-count="2025" meta:row-count="14" meta:non-whitespace-character-count="1735"/>
  </office:meta>
</office:document-meta>
</file>